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2" style:family="text">
      <style:text-properties fo:font-size="11.00pt" fo:font-weight="bold" fo:font-family="Calibri" style:font-family-asian="Calibri" style:font-family-complex="Calibri" fo:background-color="#00ff00" fo:color="#1f497d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4" style:family="text">
      <style:text-properties fo:font-size="11.00pt" fo:font-weight="bold" fo:font-family="Calibri" style:font-family-asian="Calibri" style:font-family-complex="Calibri" fo:background-color="#00ff00" fo:color="#1f497d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6" style:family="text">
      <style:text-properties fo:font-size="11.00pt" fo:font-weight="bold" fo:font-family="Calibri" style:font-family-asian="Calibri" style:font-family-complex="Calibri" fo:background-color="#00ff00" fo:color="#1f497d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8" style:family="text">
      <style:text-properties fo:font-size="11.00pt" fo:font-weight="bold" fo:font-family="Calibri" style:font-family-asian="Calibri" style:font-family-complex="Calibri" fo:background-color="#00ff00" fo:color="#1f497d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10" style:family="text">
      <style:text-properties fo:font-size="11.00pt" fo:font-weight="bold" fo:font-family="Calibri" style:font-family-asian="Calibri" style:font-family-complex="Calibri" fo:background-color="#00ff00" fo:color="#1f497d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12" style:family="text">
      <style:text-properties fo:font-size="12.00pt" fo:font-weight="normal" fo:font-family="'var ff-monospace'" style:font-family-asian="'var ff-monospace'" style:font-family-complex="'var ff-monospace'" fo:background-color="#fffffe" fo:color="#000000"/>
    </style:style>
    <style:style style:name="T13" style:family="text">
      <style:text-properties fo:font-size="12.00pt" fo:font-weight="normal" fo:font-family="Arial" style:font-family-asian="Arial" style:font-family-complex="Arial" fo:background-color="#fffffe" fo:color="#000000"/>
    </style:style>
    <style:style style:name="T14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18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20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22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24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25" style:family="text">
      <style:text-properties fo:font-size="9.00pt" fo:font-weight="normal" fo:font-family="Calibri" style:font-family-asian="Calibri" style:font-family-complex="Calibri" fo:background-color="transparent" fo:color="#50505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var ff-monospace'" style:font-family-asian="'var ff-monospace'" style:font-family-complex="'var ff-monospace'" fo:background-color="transparent" fo:color="#000000"/>
    </style:style>
    <style:style style:name="T29" style:family="text">
      <style:text-properties fo:font-size="10.00pt" fo:font-weight="normal" fo:font-family="'var ff-monospace'" style:font-family-asian="'var ff-monospace'" style:font-family-complex="'var ff-monospace'" fo:background-color="transparent" fo:color="#000000"/>
    </style:style>
    <style:style style:name="T30" style:family="text">
      <style:text-properties fo:font-size="7.00pt" fo:font-weight="normal" fo:font-family="'var ff-monospace'" style:font-family-asian="'var ff-monospace'" style:font-family-complex="'var ff-monospace'" fo:background-color="transparent" fo:color="#000000"/>
    </style:style>
    <style:style style:name="T31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fe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33" style:family="text">
      <style:text-properties fo:font-size="9.00pt" fo:font-weight="normal" fo:font-family="Calibri" style:font-family-asian="Calibri" style:font-family-complex="Calibri" fo:background-color="transparent" fo:color="#50505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9.00pt" fo:font-weight="normal" fo:font-family="Calibri" style:font-family-asian="Calibri" style:font-family-complex="Calibri" fo:background-color="transparent" fo:color="#50505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39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#fffffe" fo:color="#098658"/>
    </style:style>
    <style:style style:name="T41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43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#fffffe" fo:color="#098658"/>
    </style:style>
    <style:style style:name="T45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47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49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51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53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#fffffe" fo:color="#098658"/>
    </style:style>
    <style:style style:name="T55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57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59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61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63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65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67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69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71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73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75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77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79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#fffffe" fo:color="#a31515"/>
    </style:style>
    <style:style style:name="T81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#fffffe" fo:color="#0451a5"/>
    </style:style>
    <style:style style:name="T83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var ff-monospace'" style:font-family-asian="'var ff-monospace'" style:font-family-complex="'var ff-monospace'" fo:background-color="transparent" fo:color="#000000"/>
    </style:style>
    <style:style style:name="T86" style:family="text">
      <style:text-properties fo:font-size="10.00pt" fo:font-weight="normal" fo:font-family="'var ff-monospace'" style:font-family-asian="'var ff-monospace'" style:font-family-complex="'var ff-monospace'" fo:background-color="transparent" fo:color="#000000"/>
    </style:style>
    <style:style style:name="T87" style:family="text">
      <style:text-properties fo:font-size="7.00pt" fo:font-weight="normal" fo:font-family="'var ff-monospace'" style:font-family-asian="'var ff-monospace'" style:font-family-complex="'var ff-monospace'" fo:background-color="transparent" fo:color="#000000"/>
    </style:style>
    <style:style style:name="T88" style:family="text">
      <style:text-properties fo:font-size="7.00pt" fo:font-weight="normal" fo:font-family="Arial" style:font-family-asian="Arial" style:font-family-complex="Arial" fo:background-color="transparent" fo:color="#000000"/>
    </style:style>
    <style:style style:name="T89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fe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91" style:family="text">
      <style:text-properties fo:font-size="9.00pt" fo:font-weight="normal" fo:font-family="Calibri" style:font-family-asian="Calibri" style:font-family-complex="Calibri" fo:background-color="#fffffe" fo:color="#505050"/>
    </style:style>
    <style:style style:name="T92" style:family="text">
      <style:text-properties fo:font-size="11.00pt" fo:font-weight="normal" fo:font-family="Calibri" style:font-family-asian="Calibri" style:font-family-complex="Calibri" fo:background-color="#fffffe" fo:color="#000000"/>
    </style:style>
    <style:style style:name="T93" style:family="text">
      <style:text-properties fo:font-size="9.00pt" fo:font-weight="normal" fo:font-family="Calibri" style:font-family-asian="Calibri" style:font-family-complex="Calibri" fo:background-color="#fffffe" fo:color="#50505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92929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92929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POST</text:span></text:p>
      <text:p text:style-name="P1"><text:span text:style-name="T3">O verbo POST é mais frequentemente utilizado para criar novos recursos. Na criação bem-sucedida, retornar o status HTTP 201.</text:span></text:p>
      <text:p text:style-name="P1"><text:span text:style-name="T3">Ele não é um método seguro, pois altera o estado do recurso no servidor. Ele também não é idempotente, o que quer dizer que se ele for executado duas vezes de forma idêntica serão criados dois itens diferentes com o mesmo conjunto de dados.</text:span></text:p>
      <text:p text:style-name="P1"><text:span text:style-name="T4">GET</text:span><text:span text:style-name="T5"/></text:p>
      <text:p text:style-name="P1"><text:span text:style-name="T5">O método HTTP GET é usado para ler ou recuperar uma representação de um recurso. Em caso de sucesso, retorna uma representação em JSON e um código de resposta HTTP de 200 (OK). Em caso de erro, ele geralmente retorna um 404 (NOT FOUND) ou 400 (BAD REQUEST).</text:span></text:p>
      <text:p text:style-name="P1"><text:span text:style-name="T5">De acordo com o design da especificação HTTP, requisições GET (juntamente com HEAD) são usadas apenas para ler dados e jamais alterá-los. Portanto, quando usados dessa forma, são considerados seguros.</text:span></text:p>
      <text:p text:style-name="P1"><text:span text:style-name="T5">Além disso, GET (e HEAD) é idempotente, o que significa que fazer várias solicitações idênticas acaba tendo o mesmo resultado de uma única solicitação.</text:span></text:p>
      <text:p text:style-name="P1"><text:span text:style-name="T6">PUT</text:span></text:p>
      <text:p text:style-name="P1"><text:span text:style-name="T7">PUT é mais utilizado para substituir (ou atualizar) recursos, executando a requisição para uma URI de recurso conhecido, com o corpo da requisição contendo a representação recém-atualizada do recurso original.</text:span></text:p>
      <text:p text:style-name="P1"><text:span text:style-name="T7">Na atualização bem-sucedida, retorna 200 (ou 204 se não retornar qualquer conteúdo no corpo). Retornar os dados do recurso no corpo é opcional, lembrando que fazer isso causa maior consumo de banda.</text:span></text:p>
      <text:p text:style-name="P1"><text:span text:style-name="T7">PUT não é uma operação segura, pois modifica estado no servidor, mas é idempotente. Em outras palavras, se você atualizar um recurso usando PUT e, em seguida, fazer essa mesma chamada novamente, o recurso ainda está lá e ainda tem o mesmo estado.</text:span></text:p>
      <text:p text:style-name="P1"><text:span text:style-name="T7">Obs: Se, por exemplo, executar uma requisição PUT em um recurso incrementar um contador (dentro do recurso), a chamada não é mais idempotente. É recomendado manter as solicitações PUT idempotentes. Use o POST para solicitações não idempotentes.</text:span></text:p>
      <text:p text:style-name="P1"><text:span text:style-name="T8">PATCH</text:span><text:span text:style-name="T9"/></text:p>
      <text:p text:style-name="P1"><text:span text:style-name="T9">PATCH é usado para modificar parcialmente os recursos. A requisição só precisa conter as alterações específicas para o recurso, não o recurso completo.</text:span></text:p>
      <text:p text:style-name="P1"><text:span text:style-name="T9">Se parece com PUT, mas o corpo contém um conjunto de instruções descrevendo como um recurso no servidor deve ser modificado para produzir uma nova versão.</text:span></text:p>
      <text:p text:style-name="P1"><text:span text:style-name="T9">PATCH não é nem seguro, nem idempotente.</text:span></text:p>
      <text:p text:style-name="P1"><text:span text:style-name="T10">DELETE</text:span><text:span text:style-name="T11"/></text:p>
      <text:p text:style-name="P1"><text:span text:style-name="T11">DELETE é bastante fácil de entender. Ele é usado para excluir um recurso identificado por um URI.</text:span></text:p>
      <text:p text:style-name="P1"><text:span text:style-name="T11">Na exclusão bem-sucedida, devolve o status HTTP 200 (OK) ou o status HTTP 204 (NO CONTENT) sem corpo de resposta.</text:span></text:p>
      <text:p text:style-name="P1"><text:span text:style-name="T11">Operações DELETE são idempotentes.</text:span></text:p>
      <text:p text:style-name="P1"><text:span text:style-name="T11">Há uma advertência sobre idempotência no DELETE. Chamar DELETE em um recurso uma segunda vez geralmente retornará um 404 (NOT FOUND) já que ele já foi removido e, portanto, não é mais encontrável. Isso, por algumas opiniões, faz operações DELETE não mais idempotente, no entanto, o estado final do recurso é o mesmo. Retornar um 404 é aceitável e comunica com precisão o status da chamada.</text:span></text:p>
      <text:p text:style-name="P1"><text:span text:style-name="T11">Obs: Se a requisição DELETE decrementa um contador (dentro do recurso), a chamada DELETE não é mais idempotente. É recomendável usar o POST para solicitações de recursos não idempotentes.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>Instruções Utilizando Postman</text:span></text:p>
      <text:p text:style-name="P2"><text:span text:style-name="T12">POST (<text:s/></text:span><text:span text:style-name="T13">o user e passwrord<text:s text:c="2"/>estão mocados na aplicação apenas para simular o funcionamento da geração do token, porem existe uma tabela(User) para tal fim )</text:span></text:p>
      <text:p text:style-name="P2"><text:a xlink:href="http://localhost:8080/authenticate"><text:span text:style-name="T14">http://localhost:8080/authenticate</text:span></text:a><text:span text:style-name="T15"><text:s/></text:span></text:p>
      <text:p text:style-name="P2"><text:span text:style-name="T16">No body(json) inserir o json {</text:span><text:span text:style-name="T17">"username"</text:span><text:span text:style-name="T18">:</text:span><text:span text:style-name="T19">"admin"</text:span><text:span text:style-name="T20">, </text:span><text:span text:style-name="T21">"password"</text:span><text:span text:style-name="T22">:</text:span><text:span text:style-name="T23">"admin"</text:span><text:span text:style-name="T24">}</text:span></text:p>
      <text:p text:style-name="P2"><text:span text:style-name="T24">Header =<text:s/></text:span><text:span text:style-name="T25">Content-Type</text:span><text:span text:style-name="T26"><text:s text:c="2"/>: application/json</text:span></text:p>
      <text:p text:style-name="P2"><text:span text:style-name="T27"/></text:p>
      <text:p text:style-name="P2"><draw:frame text:anchor-type="as-char" svg:width="150.02mm" svg:height="84.40mm" style:rel-width="scale" style:rel-height="scale"><draw:object-ole xlink:href="OleObj1"/><draw:image xlink:href="ObjectReplacements/OleObj1"/></draw:frame><text:span text:style-name="T27"/></text:p>
      <text:p text:style-name="P2"><text:span text:style-name="T28">GET<text:s/></text:span><text:span text:style-name="T29">(<text:s/></text:span><text:span text:style-name="T30">com o Token gerado no passo<text:s text:c="2"/>anterior<text:s text:c="2"/>basta inserir<text:s text:c="2"/>no Headers<text:s text:c="2"/>como Authorization = Bearer + token )</text:span></text:p>
      <text:p text:style-name="P2"><text:a xlink:href="http://localhost:8080/customer/all"><text:span text:style-name="T31">http://localhost:8080/customer/all</text:span></text:a><text:span text:style-name="T32"><text:s/></text:span></text:p>
      <text:p text:style-name="P2"><text:span text:style-name="T32">Headers<text:s/></text:span><text:span text:style-name="T33">Authorization</text:span><text:span text:style-name="T34"><text:s text:c="2"/>:<text:s/></text:span><text:span text:style-name="T35">Bearer eyJhbGciOiJIUzI1NiJ9.eyJzdWIiOiJhZG1pbiIsImV4cCI6MTU5Nzk2NzAzNywiaWF0IjoxNTk3OTMxMDM3fQ.OTUtEHFamM2HBl_VUhneziwHJF_AAIEAHYJFCBih8Ls</text:span></text:p>
      <text:p text:style-name="P2"><draw:frame text:anchor-type="as-char" svg:width="115.62mm" svg:height="84.40mm" style:rel-width="scale" style:rel-height="scale"><draw:object-ole xlink:href="OleObj2"/><draw:image xlink:href="ObjectReplacements/OleObj2"/></draw:frame><text:span text:style-name="T36"/></text:p>
      <text:p text:style-name="P2"><text:span text:style-name="T36"/></text:p>
      <text:p text:style-name="P2"><text:span text:style-name="T36"/></text:p>
      <text:p text:style-name="P2"><text:span text:style-name="T37">Payload de retorno:</text:span></text:p>
      <text:p text:style-name="P2"><text:span text:style-name="T37">[</text:span></text:p>
      <text:p text:style-name="P2"><text:span text:style-name="T37">    {</text:span></text:p>
      <text:p text:style-name="P2"><text:span text:style-name="T37">        </text:span><text:span text:style-name="T38">"id"</text:span><text:span text:style-name="T39">: </text:span><text:span text:style-name="T40">1</text:span><text:span text:style-name="T41">,</text:span></text:p>
      <text:p text:style-name="P2"><text:span text:style-name="T41">        </text:span><text:span text:style-name="T42">"cpf"</text:span><text:span text:style-name="T43">: </text:span><text:span text:style-name="T44">123</text:span><text:span text:style-name="T45">,</text:span></text:p>
      <text:p text:style-name="P2"><text:span text:style-name="T45">        </text:span><text:span text:style-name="T46">"name"</text:span><text:span text:style-name="T47">: </text:span><text:span text:style-name="T48">"Josue"</text:span><text:span text:style-name="T49">,</text:span></text:p>
      <text:p text:style-name="P2"><text:span text:style-name="T49">        </text:span><text:span text:style-name="T50">"address"</text:span><text:span text:style-name="T51">: {</text:span></text:p>
      <text:p text:style-name="P2"><text:span text:style-name="T51">            </text:span><text:span text:style-name="T52">"id"</text:span><text:span text:style-name="T53">: </text:span><text:span text:style-name="T54">1</text:span><text:span text:style-name="T55">,</text:span></text:p>
      <text:p text:style-name="P2"><text:span text:style-name="T55">            </text:span><text:span text:style-name="T56">"logradouro"</text:span><text:span text:style-name="T57">: </text:span><text:span text:style-name="T58">"rua Paulista novo teste"</text:span><text:span text:style-name="T59">,</text:span></text:p>
      <text:p text:style-name="P2"><text:span text:style-name="T59">            </text:span><text:span text:style-name="T60">"numero"</text:span><text:span text:style-name="T61">: </text:span><text:span text:style-name="T62">"2"</text:span><text:span text:style-name="T63">,</text:span></text:p>
      <text:p text:style-name="P2"><text:span text:style-name="T63">            </text:span><text:span text:style-name="T64">"complemento"</text:span><text:span text:style-name="T65">: </text:span><text:span text:style-name="T66">"Apto 23 - Bloco 2"</text:span><text:span text:style-name="T67">,</text:span></text:p>
      <text:p text:style-name="P2"><text:span text:style-name="T67">            </text:span><text:span text:style-name="T68">"cep"</text:span><text:span text:style-name="T69">: </text:span><text:span text:style-name="T70">"07190-023"</text:span><text:span text:style-name="T71">,</text:span></text:p>
      <text:p text:style-name="P2"><text:span text:style-name="T71">            </text:span><text:span text:style-name="T72">"bairro"</text:span><text:span text:style-name="T73">: </text:span><text:span text:style-name="T74">"Centro"</text:span><text:span text:style-name="T75">,</text:span></text:p>
      <text:p text:style-name="P2"><text:span text:style-name="T75">            </text:span><text:span text:style-name="T76">"cidade"</text:span><text:span text:style-name="T77">: </text:span><text:span text:style-name="T78">"Guarulhos"</text:span><text:span text:style-name="T79">,</text:span></text:p>
      <text:p text:style-name="P2"><text:span text:style-name="T79">            </text:span><text:span text:style-name="T80">"estado"</text:span><text:span text:style-name="T81">: </text:span><text:span text:style-name="T82">"SP"</text:span></text:p>
      <text:p text:style-name="P2"><text:span text:style-name="T83">        }</text:span></text:p>
      <text:p text:style-name="P2"><text:span text:style-name="T83">    }</text:span></text:p>
      <text:p text:style-name="P2"><text:span text:style-name="T83">]</text:span></text:p>
      <text:p text:style-name="P2"><text:span text:style-name="T84"/></text:p>
      <text:p text:style-name="P2"><text:span text:style-name="T84"/></text:p>
      <text:p text:style-name="P2"><text:span text:style-name="T84"/></text:p>
      <text:p text:style-name="P2"><text:span text:style-name="T85">GET<text:s/></text:span><text:span text:style-name="T86">(<text:s/></text:span><text:span text:style-name="T87">com o Token gerado no passo<text:s text:c="2"/>anterior<text:s text:c="2"/>basta inserir<text:s text:c="2"/>no Headers<text:s text:c="2"/>como Authorization = Bearer + token )</text:span></text:p>
      <text:p text:style-name="P2"><text:span text:style-name="T88">Consulta<text:s text:c="2"/>Pelo<text:s text:c="2"/>CPF</text:span></text:p>
      <text:p text:style-name="P2"><text:a xlink:href="http://localhost:8080/customer/find/123"><text:span text:style-name="T89">http://localhost:8080/customer/find/123</text:span></text:a><text:span text:style-name="T90"><text:s/></text:span></text:p>
      <text:p text:style-name="P2"><text:span text:style-name="T90">Headers<text:s/></text:span><text:span text:style-name="T91">Authorization</text:span><text:span text:style-name="T92"><text:s text:c="2"/>:<text:s/></text:span><text:span text:style-name="T93">Bearer eyJhbGciOiJIUzI1NiJ9.eyJzdWIiOiJhZG1pbiIsImV4cCI6MTU5Nzk2NzAzNywiaWF0IjoxNTk3OTMxMDM3fQ.OTUtEHFamM2HBl_VUhneziwHJF_AAIEAHYJFCBih8Ls</text:span></text:p>
      <text:p text:style-name="P2"><text:span text:style-name="T94"/></text:p>
      <text:p text:style-name="P2"><draw:frame text:anchor-type="as-char" svg:width="150.02mm" svg:height="84.40mm" style:rel-width="scale" style:rel-height="scale"><draw:object-ole xlink:href="OleObj3"/><draw:image xlink:href="ObjectReplacements/OleObj3"/></draw:frame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draw:frame text:anchor-type="as-char" svg:width="146.58mm" svg:height="82.55mm" style:rel-width="scale" style:rel-height="scale"><draw:object-ole xlink:href="OleObj4"/><draw:image xlink:href="ObjectReplacements/OleObj4"/></draw:frame><text:span text:style-name="T94"/></text:p>
      <text:p text:style-name="P2"><text:span text:style-name="T94"/></text:p>
      <text:p text:style-name="P2"><text:span text:style-name="T94"/></text:p>
      <text:p text:style-name="P2"><draw:frame text:anchor-type="as-char" svg:width="146.58mm" svg:height="82.55mm" style:rel-width="scale" style:rel-height="scale"><draw:object-ole xlink:href="OleObj5"/><draw:image xlink:href="ObjectReplacements/OleObj5"/></draw:frame><text:span text:style-name="T94"/></text:p>
      <text:p text:style-name="P2"><text:span text:style-name="T94"/></text:p>
      <text:p text:style-name="P2"><draw:frame text:anchor-type="as-char" svg:width="146.58mm" svg:height="82.55mm" style:rel-width="scale" style:rel-height="scale"><draw:object-ole xlink:href="OleObj6"/><draw:image xlink:href="ObjectReplacements/OleObj6"/></draw:frame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text:span text:style-name="T94"/></text:p>
      <text:p text:style-name="P2"><text:span text:style-name="T95">URL banco :<text:s/></text:span><text:a xlink:href="http://localhost:9000/h2"><text:span text:style-name="T97">http://localhost:8080/h2</text:span></text:a><text:span text:style-name="T98"/></text:p>
      <text:p text:style-name="P2"><text:span text:style-name="T99">user: sa</text:span></text:p>
      <text:p text:style-name="P2"><text:span text:style-name="T99">login: </text:span></text:p>
      <text:p text:style-name="P2"><text:span text:style-name="T100"/></text:p>
      <text:p text:style-name="P2"><text:span text:style-name="T101">select * from address;</text:span></text:p>
      <text:p text:style-name="P2"><text:span text:style-name="T101">select * from customer;</text:span></text:p>
      <text:p text:style-name="P2"><text:span text:style-name="T101">select * from user;</text:span></text:p>
      <text:p text:style-name="P2"><text:span text:style-name="T101">INSERT INTO user VALUES (1, 'giva', 'admin'); </text:span></text:p>
      <text:p text:style-name="P2"><draw:frame text:anchor-type="as-char" svg:width="146.58mm" svg:height="82.29mm" style:rel-width="scale" style:rel-height="scale"><draw:object-ole xlink:href="OleObj7"/><draw:image xlink:href="ObjectReplacements/OleObj7"/></draw:frame><text:span text:style-name="T102"/></text:p>
      <text:p text:style-name="P2"><text:span text:style-name="T102"/></text:p>
      <text:p text:style-name="P2"><text:span text:style-name="T102"/></text:p>
      <text:p text:style-name="P2"><draw:frame text:anchor-type="as-char" svg:width="150.02mm" svg:height="84.40mm" style:rel-width="scale" style:rel-height="scale"><draw:object-ole xlink:href="OleObj8"/><draw:image xlink:href="ObjectReplacements/OleObj8"/></draw:frame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